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 Cyr" officeooo:rsid="00117ae8" officeooo:paragraph-rsid="00117ae8"/>
    </style:style>
    <style:style style:name="P2" style:family="paragraph" style:parent-style-name="Standard">
      <style:text-properties style:font-name="Times New Roman Cyr" officeooo:rsid="00117ae8" officeooo:paragraph-rsid="00117ae8"/>
    </style:style>
    <style:style style:name="P3" style:family="paragraph" style:parent-style-name="Heading_20_3">
      <style:paragraph-properties fo:text-align="justify" style:justify-single-word="false"/>
      <style:text-properties style:font-name="Times New Roman Cyr" officeooo:rsid="00117ae8" officeooo:paragraph-rsid="00117ae8"/>
    </style:style>
    <style:style style:name="P4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Text_20_body" style:list-style-name="L2">
      <style:paragraph-properties fo:margin-top="0in" fo:margin-bottom="0in" style:contextual-spacing="false" fo:text-align="justify" style:justify-single-word="false"/>
    </style:style>
    <style:style style:name="P8" style:family="paragraph" style:parent-style-name="Text_20_body" style:list-style-name="L2">
      <style:paragraph-properties fo:text-align="justify" style:justify-single-word="false"/>
    </style:style>
    <style:style style:name="P9" style:family="paragraph" style:parent-style-name="Text_20_body" style:list-style-name="L3">
      <style:paragraph-properties fo:margin-top="0in" fo:margin-bottom="0in" style:contextual-spacing="false" fo:text-align="justify" style:justify-single-word="false"/>
    </style:style>
    <style:style style:name="P10" style:family="paragraph" style:parent-style-name="Text_20_body" style:list-style-name="L3">
      <style:paragraph-properties fo:text-align="justify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 Cyr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asa, 10 Desember 2024</text:p>
      <text:p text:style-name="P2">Nama <text:tab/><text:tab/>: Farhan Kurnia Pratama</text:p>
      <text:p text:style-name="P2">NPM<text:tab/><text:tab/>: 2024110041</text:p>
      <text:p text:style-name="P2">Mata Kuliah<text:tab/>: Teknik Informasi dan Komunikasi</text:p>
      <text:p text:style-name="P2"/>
      <text:h text:style-name="P3" text:outline-level="3"><text:span text:style-name="T1">1. </text:span><text:span text:style-name="Strong_20_Emphasis"><text:span text:style-name="T1">Manfaat TIK untuk Kepolisian</text:span></text:span></text:h>
      <text:list text:style-name="L1">
        <text:list-item>
          <text:p text:style-name="P4"><text:span text:style-name="Strong_20_Emphasis"><text:span text:style-name="T2">Pengelolaan Data Kriminal</text:span></text:span><text:span text:style-name="T2">: TIK membantu dalam pengarsipan dan pengelolaan data kejahatan secara digital, sehingga mempermudah pencarian data kriminal.</text:span></text:p>
        </text:list-item>
        <text:list-item>
          <text:p text:style-name="P4"><text:span text:style-name="Strong_20_Emphasis"><text:span text:style-name="T2">Pemantauan dan Pengawasan</text:span></text:span><text:span text:style-name="T2">: Dengan teknologi seperti CCTV dan perangkat IoT, polisi dapat memantau lokasi publik untuk mendeteksi tindak kejahatan secara real-time.</text:span></text:p>
        </text:list-item>
        <text:list-item>
          <text:p text:style-name="P4"><text:span text:style-name="Strong_20_Emphasis"><text:span text:style-name="T2">Komunikasi Cepat</text:span></text:span><text:span text:style-name="T2">: Sistem radio komunikasi modern berbasis digital memungkinkan koordinasi yang lebih efisien antarunit kepolisian.</text:span></text:p>
        </text:list-item>
        <text:list-item>
          <text:p text:style-name="P4"><text:span text:style-name="Strong_20_Emphasis"><text:span text:style-name="T2">Peningkatan Penyelidikan</text:span></text:span><text:span text:style-name="T2">: Teknologi forensik digital membantu menganalisis bukti seperti data komputer, ponsel, atau kamera pengawas.</text:span></text:p>
        </text:list-item>
        <text:list-item>
          <text:p text:style-name="P5"><text:span text:style-name="Strong_20_Emphasis"><text:span text:style-name="T2">Pelaporan Daring</text:span></text:span><text:span text:style-name="T2">: Masyarakat bisa melaporkan tindak kriminal secara online melalui aplikasi atau situs resmi kepolisian.</text:span></text:p>
        </text:list-item>
      </text:list>
      <text:h text:style-name="P6" text:outline-level="3"><text:span text:style-name="T2">2. </text:span><text:span text:style-name="Strong_20_Emphasis"><text:span text:style-name="T2">Manfaat TIK untuk Perdagangan Elektronik</text:span></text:span></text:h>
      <text:list text:style-name="L2">
        <text:list-item>
          <text:p text:style-name="P7"><text:span text:style-name="Strong_20_Emphasis"><text:span text:style-name="T2">Akses Pasar Global</text:span></text:span><text:span text:style-name="T2">: Dengan e-commerce, penjual dapat menjangkau konsumen dari berbagai belahan dunia tanpa batas geografis.</text:span></text:p>
        </text:list-item>
        <text:list-item>
          <text:p text:style-name="P7"><text:span text:style-name="Strong_20_Emphasis"><text:span text:style-name="T2">Otomatisasi Transaksi</text:span></text:span><text:span text:style-name="T2">: TIK memungkinkan transaksi dilakukan secara otomatis melalui payment gateway yang aman dan cepat.</text:span></text:p>
        </text:list-item>
        <text:list-item>
          <text:p text:style-name="P7"><text:span text:style-name="Strong_20_Emphasis"><text:span text:style-name="T2">Pengelolaan Inventaris</text:span></text:span><text:span text:style-name="T2">: Teknologi mempermudah pemantauan stok barang melalui sistem digital.</text:span></text:p>
        </text:list-item>
        <text:list-item>
          <text:p text:style-name="P7"><text:span text:style-name="Strong_20_Emphasis"><text:span text:style-name="T2">Promosi dan Pemasaran</text:span></text:span><text:span text:style-name="T2">: Internet menyediakan platform untuk promosi melalui iklan digital, media sosial, dan e-mail marketing.</text:span></text:p>
        </text:list-item>
        <text:list-item>
          <text:p text:style-name="P8"><text:span text:style-name="Strong_20_Emphasis"><text:span text:style-name="T2">Analisis Data Konsumen</text:span></text:span><text:span text:style-name="T2">: Dengan big data, perusahaan dapat menganalisis perilaku konsumen untuk meningkatkan strategi bisnis.</text:span></text:p>
        </text:list-item>
      </text:list>
      <text:h text:style-name="P6" text:outline-level="3"><text:span text:style-name="T2">3. </text:span><text:span text:style-name="Strong_20_Emphasis"><text:span text:style-name="T2">Manfaat TIK untuk Perancangan Produk</text:span></text:span></text:h>
      <text:list text:style-name="L3">
        <text:list-item>
          <text:p text:style-name="P9"><text:span text:style-name="Strong_20_Emphasis"><text:span text:style-name="T2">Penggunaan Software CAD</text:span></text:span><text:span text:style-name="T2">: Teknologi seperti Computer-Aided Design (CAD) mempermudah desain produk secara digital dengan presisi tinggi.</text:span></text:p>
        </text:list-item>
        <text:list-item>
          <text:p text:style-name="P9"><text:span text:style-name="Strong_20_Emphasis"><text:span text:style-name="T2">Simulasi Produk</text:span></text:span><text:span text:style-name="T2">: Dengan bantuan software simulasi, desainer dapat menguji kinerja produk sebelum diproduksi.</text:span></text:p>
        </text:list-item>
        <text:list-item>
          <text:p text:style-name="P9"><text:span text:style-name="Strong_20_Emphasis"><text:span text:style-name="T2">Kolaborasi Tim</text:span></text:span><text:span text:style-name="T2">: Teknologi cloud memungkinkan tim desain dari berbagai lokasi untuk bekerja sama secara real-time.</text:span></text:p>
        </text:list-item>
        <text:list-item>
          <text:p text:style-name="P9"><text:span text:style-name="Strong_20_Emphasis"><text:span text:style-name="T2">Prototyping Cepat</text:span></text:span><text:span text:style-name="T2">: Teknologi seperti 3D printing mempercepat pembuatan prototipe produk.</text:span></text:p>
        </text:list-item>
        <text:list-item>
          <text:p text:style-name="P10"><text:span text:style-name="Strong_20_Emphasis"><text:span text:style-name="T2">Inovasi Berbasis Data</text:span></text:span><text:span text:style-name="T2">: Analisis data pasar melalui TIK membantu dalam pengembangan produk sesuai kebutuhan konsumen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Nimbus Sans" style:font-family-complex="'Nimbus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8:07:00.436395251</meta:creation-date>
    <dc:date>2024-12-10T18:31:12.615204382</dc:date>
    <meta:editing-duration>PT24M12S</meta:editing-duration>
    <meta:editing-cycles>1</meta:editing-cycles>
    <meta:document-statistic meta:table-count="0" meta:image-count="0" meta:object-count="0" meta:page-count="1" meta:paragraph-count="22" meta:word-count="276" meta:character-count="2083" meta:non-whitespace-character-count="1841"/>
    <meta:generator>LibreOffice/24.8.3.2$Linux_X86_64 LibreOffice_project/480$Build-2</meta:generator>
  </office:meta>
</office:document-meta>
</file>